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00">
      <style:text-properties fo:font-weight="bold" style:font-weight-asian="bold" style:font-weight-complex="bold"/>
    </style:style>
    <style:style style:name="ce15" style:family="table-cell" style:parent-style-name="Default" style:data-style-name="N1000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0000">
      <style:text-properties fo:font-style="italic" style:font-style-asian="italic" style:font-style-complex="italic"/>
    </style:style>
    <style:style style:name="ce34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40" style:family="table-cell" style:parent-style-name="Default" style:data-style-name="N10000">
      <style:table-cell-properties fo:background-color="#dee7e5"/>
    </style:style>
    <style:style style:name="ce41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  <style:style style:name="ce38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10000">
      <style:text-properties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Liberation Serif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Tahoma" style:font-name-complex="Tahoma" style:font-size-asian="22pt" style:font-size-complex="2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7]" calcext:value-type="string">
            <text:p>Fast: 86―エイティシックス―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4" calcext:value-type="float">
            <text:p>24</text:p>
          </table:table-cell>
          <table:table-cell table:style-name="ce10" table:formula="of:=SUM([.D5:.D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8" table:number-rows-spanned="1">
            <text:p>クォンタムデビルサーガ アバタールチューナーⅠ</text:p>
          </table:table-cell>
          <table:covered-table-cell table:number-columns-repeated="7"/>
          <table:table-cell/>
          <table:table-cell table:formula="of:=COM.MICROSOFT.CONCAT(&quot;Fast: &quot;; [.$A14]; &quot; [&quot;; ROUND([.$C22]*100)/100; &quot;]&quot;)" office:value-type="string" office:string-value="Fast: クォンタムデビルサーガ アバタールチューナーⅠ [3,29]" calcext:value-type="string">
            <text:p>Fast: クォンタムデビルサーガ アバタールチューナーⅠ [3,2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23" calcext:value-type="float">
            <text:p>23</text:p>
          </table:table-cell>
          <table:table-cell table:style-name="ce10" table:formula="of:=SUM([.D16:.D20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21]/[.D21]" office:value-type="float" office:value="3.28571428571429" calcext:value-type="float">
            <text:p>3,2857142857142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24" calcext:value-type="float">
            <text:p>24</text:p>
          </table:table-cell>
          <table:table-cell table:style-name="ce10" table:formula="of:=SUM([.D27:.D3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32]/[.D32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17" calcext:value-type="float">
            <text:p>17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43]/[.D43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25" calcext:value-type="float">
            <text:p>25</text:p>
          </table:table-cell>
          <table:table-cell table:style-name="ce10" table:formula="of:=SUM([.D49:.D53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54]/[.D54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海辺のカフカ (上)  [2,36]" calcext:value-type="string">
            <text:p>Fast: 海辺のカフカ (上) <text:s/>[2,3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33" calcext:value-type="float">
            <text:p>33</text:p>
          </table:table-cell>
          <table:table-cell table:style-name="ce10" table:formula="of:=SUM([.D60:.D64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65]/[.D65]" office:value-type="float" office:value="2.35714285714286" calcext:value-type="float">
            <text:p>2,35714285714286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14" calcext:value-type="float">
            <text:p>14</text:p>
          </table:table-cell>
          <table:table-cell table:style-name="ce10" table:formula="of:=SUM([.D71:.D75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76]/[.D76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4" table:number-rows-spanned="1">
            <text:p>虐殺器官 - Genocidal Organ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虐殺器官 - Genocidal Organ [3]" calcext:value-type="string">
            <text:p>Fast: 虐殺器官 - Genocidal Organ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9" calcext:value-type="float">
            <text:p>9</text:p>
          </table:table-cell>
          <table:table-cell table:style-name="ce10" table:formula="of:=SUM([.D82:.D86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87]/[.D87]" office:value-type="float" office:value="3" calcext:value-type="float">
            <text:p>3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4" table:number-rows-spanned="1">
            <text:p>ユージニア</text:p>
          </table:table-cell>
          <table:covered-table-cell table:number-columns-repeated="3"/>
          <table:table-cell table:number-columns-repeated="5"/>
          <table:table-cell table:formula="of:=COM.MICROSOFT.CONCAT(&quot;Fast: &quot;; [.$A91]; &quot; [&quot;; ROUND([.$C99]*100)/100; &quot;]&quot;)" office:value-type="string" office:string-value="Fast: ユージニア [2,25]" calcext:value-type="string">
            <text:p>Fast: ユージニア [2,2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9" calcext:value-type="float">
            <text:p>9</text:p>
          </table:table-cell>
          <table:table-cell table:style-name="ce10" table:formula="of:=SUM([.D93:.D97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98]/[.D98]" office:value-type="float" office:value="2.25" calcext:value-type="float">
            <text:p>2,25</text:p>
          </table:table-cell>
          <table:table-cell table:style-name="ce10"/>
          <table:table-cell table:number-columns-repeated="1020"/>
        </table:table-row>
        <table:table-row table:style-name="ro3" table:number-rows-repeated="2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7" table:number-rows-spanned="1">
            <text:p>蛇にピアス</text:p>
          </table:table-cell>
          <table:covered-table-cell table:number-columns-repeated="6" table:style-name="ce15"/>
          <table:table-cell table:style-name="ce15"/>
          <table:table-cell table:style-name="ce35"/>
          <table:table-cell table:style-name="ce40" table:formula="of:=COM.MICROSOFT.CONCAT(&quot;Fast: &quot;; [.$A102]; &quot; [&quot;; ROUND([.$C110]*100)/100; &quot;]&quot;)" office:value-type="string" office:string-value="Fast: 蛇にピアス [2,33]" calcext:value-type="string">
            <text:p>Fast: 蛇にピアス [2,33]</text:p>
          </table:table-cell>
          <table:table-cell table:style-name="ce15"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style-name="ce15" table:number-columns-repeated="960"/>
        </table:table-row>
        <table:table-row table:style-name="ro3">
          <table:table-cell table:style-name="ce15" office:value-type="string" calcext:value-type="string">
            <text:p>No effort at 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B104]*[.D104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inimal effort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05]*[.D105]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Moderate effort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06]*[.D106]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ignificant effort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B107]*[.D107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 office:value-type="string" calcext:value-type="string">
            <text:p>So much effort…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B108]*[.D108]" office:value-type="float" office:value="0" calcext:value-type="float">
            <text:p>0</text:p>
          </table:table-cell>
          <table:table-cell table:style-name="ce15" table:number-columns-repeated="5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Sum</text:p>
          </table:table-cell>
          <table:table-cell table:style-name="ce31" table:formula="of:=SUM([.C104:.C108])" office:value-type="float" office:value="14" calcext:value-type="float">
            <text:p>14</text:p>
          </table:table-cell>
          <table:table-cell table:style-name="ce31" table:formula="of:=SUM([.D104:.D108])" office:value-type="float" office:value="6" calcext:value-type="float">
            <text:p>6</text:p>
          </table:table-cell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>
          <table:table-cell table:style-name="ce15"/>
          <table:table-cell table:style-name="ce12" office:value-type="string" calcext:value-type="string">
            <text:p>Average</text:p>
          </table:table-cell>
          <table:table-cell table:style-name="ce34" table:formula="of:=[.C109]/[.D109]" office:value-type="float" office:value="2.33333333333333" calcext:value-type="float">
            <text:p>2.33</text:p>
          </table:table-cell>
          <table:table-cell table:style-name="ce31"/>
          <table:table-cell table:style-name="ce15" table:number-columns-repeated="4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style-name="ce15" table:number-columns-repeated="8"/>
          <table:table-cell table:style-name="ce35"/>
          <table:table-cell table:style-name="ce40"/>
          <table:table-cell table:style-name="ce15"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17]; &quot; [&quot;; ROUND([.$C125]*100)/100; &quot;]&quot;)" office:value-type="string" office:string-value="Hard: 檸檬 [3,6]" calcext:value-type="string">
            <text:p>Hard: 檸檬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9]*[.D1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0]*[.D12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1]*[.D12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2]*[.D12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3]*[.D1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9:.C123])" office:value-type="float" office:value="36" calcext:value-type="float">
            <text:p>36</text:p>
          </table:table-cell>
          <table:table-cell table:style-name="ce10" table:formula="of:=SUM([.D119:.D123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24]/[.D124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28]; &quot; [&quot;; ROUND([.$C136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0]*[.D1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1]*[.D1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2]*[.D1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3]*[.D13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4]*[.D13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0:.C134])" office:value-type="float" office:value="18" calcext:value-type="float">
            <text:p>18</text:p>
          </table:table-cell>
          <table:table-cell table:style-name="ce10" table:formula="of:=SUM([.D130:.D134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35]/[.D135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39]; &quot; [&quot;; ROUND([.$C147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1]*[.D1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2]*[.D1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3]*[.D14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4]*[.D14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5]*[.D14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41:.C145])" office:value-type="float" office:value="18" calcext:value-type="float">
            <text:p>18</text:p>
          </table:table-cell>
          <table:table-cell table:style-name="ce10" table:formula="of:=SUM([.D141:.D14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46]/[.D146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office:value-type="string" calcext:value-type="string">
            <text:p>文字渦</text:p>
          </table:table-cell>
          <table:table-cell table:number-columns-repeated="8"/>
          <table:table-cell table:formula="of:=COM.MICROSOFT.CONCAT(&quot;Hard: &quot;; [.$A150]; &quot; [&quot;; ROUND([.$C158]*100)/100; &quot;]&quot;)" office:value-type="string" office:string-value="Hard: 文字渦 [3,86]" calcext:value-type="string">
            <text:p>Hard: 文字渦 [3,8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2]*[.D1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3]*[.D1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4]*[.D15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5]*[.D155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6]*[.D15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2:.C156])" office:value-type="float" office:value="27" calcext:value-type="float">
            <text:p>27</text:p>
          </table:table-cell>
          <table:table-cell table:style-name="ce10" table:formula="of:=SUM([.D152:.D156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57]/[.D157]" office:value-type="float" office:value="3.85714285714286" calcext:value-type="float">
            <text:p>3,85714285714286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20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3]*[.D16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4]*[.D1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5]*[.D16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6]*[.D16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7]*[.D16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3:.C167])" office:value-type="float" office:value="0" calcext:value-type="float">
            <text:p>0</text:p>
          </table:table-cell>
          <table:table-cell table:style-name="ce10" table:formula="of:=SUM([.D163:.D167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8" table:formula="of:=[.C168]/[.D168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4" table:default-cell-style-name="ce40"/>
        <table:table-column table:style-name="co2" table:number-columns-repeated="1014" table:default-cell-style-name="ce15"/>
        <table:table-row table:style-name="ro4">
          <table:table-cell table:style-name="ce38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1]; &quot; [&quot;; ROUND([.$C9]*100)/100; &quot; / &quot;; [.E2]; &quot;]&quot;)" office:value-type="string" office:string-value="きらきらひかる [2,67 / L30??]" calcext:value-type="string">
            <text:p>きらきらひかる [2,67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24" calcext:value-type="float">
            <text:p>24</text:p>
          </table:table-cell>
          <table:table-cell table:style-name="ce31" table:formula="of:=SUM([.D3:.D7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8" table:number-rows-spanned="1">
            <text:p>日本人の知らない日本語 (Manga)</text:p>
          </table:table-cell>
          <table:covered-table-cell table:number-columns-repeated="7"/>
          <table:table-cell/>
          <table:table-cell table:formula="of:=COM.MICROSOFT.CONCAT([.$A12]; &quot; [&quot;; ROUND([.$C20]*100)/100; &quot; / &quot;; [.E13]; &quot;]&quot;)" office:value-type="string" office:string-value="日本人の知らない日本語 (Manga) [2,4 / L29]" calcext:value-type="string">
            <text:p>日本人の知らない日本語 (Manga) [2,4 / L29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9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36" calcext:value-type="float">
            <text:p>36</text:p>
          </table:table-cell>
          <table:table-cell table:style-name="ce31" table:formula="of:=SUM([.D14:.D18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2.4" calcext:value-type="float">
            <text:p>2.4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山と食欲と私 (<text:span text:style-name="T1">Manga)</text:span></text:p>
          </table:table-cell>
          <table:covered-table-cell table:number-columns-repeated="6"/>
          <table:table-cell table:number-columns-repeated="2"/>
          <table:table-cell table:formula="of:=COM.MICROSOFT.CONCAT([.$A23]; &quot; [&quot;; ROUND([.$C31]*100)/100; &quot; / &quot;; [.E24]; &quot;]&quot;)" office:value-type="string" office:string-value="山と食欲と私 (Manga) [2,5 / L25]" calcext:value-type="string">
            <text:p>山と食欲と私 (Manga) [2,5 / L25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5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25" calcext:value-type="float">
            <text:p>25</text:p>
          </table:table-cell>
          <table:table-cell table:style-name="ce31" table:formula="of:=SUM([.D25:.D29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くま クマ 熊 ベアー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 / &quot;; [.E35]; &quot;]&quot;)" office:value-type="string" office:string-value="くま クマ 熊 ベアー [2,36 / L24]" calcext:value-type="string">
            <text:p>くま クマ 熊 ベアー [2,36 / L2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6:.C40])" office:value-type="float" office:value="33" calcext:value-type="float">
            <text:p>33</text:p>
          </table:table-cell>
          <table:table-cell table:style-name="ce31" table:formula="of:=SUM([.D36:.D40])"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41]/[.D41]" office:value-type="float" office:value="2.35714285714286" calcext:value-type="float">
            <text:p>2.3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天気の子</text:p>
          </table:table-cell>
          <table:covered-table-cell table:number-columns-repeated="6"/>
          <table:table-cell table:number-columns-repeated="2"/>
          <table:table-cell table:formula="of:=COM.MICROSOFT.CONCAT([.$A45]; &quot; [&quot;; ROUND([.$C53]*100)/100; &quot; / &quot;; [.E46]; &quot;]&quot;)" office:value-type="string" office:string-value="天気の子 [2,64 / L31]" calcext:value-type="string">
            <text:p>天気の子 [2,64 / L31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1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47:.C51])" office:value-type="float" office:value="29" calcext:value-type="float">
            <text:p>29</text:p>
          </table:table-cell>
          <table:table-cell table:style-name="ce31" table:formula="of:=SUM([.D47:.D51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52]/[.D52]" office:value-type="float" office:value="2.63636363636364" calcext:value-type="float">
            <text:p>2.64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ガイコツ書店員本田さん (Manga)</text:p>
          </table:table-cell>
          <table:covered-table-cell table:number-columns-repeated="6"/>
          <table:table-cell table:number-columns-repeated="2"/>
          <table:table-cell table:formula="of:=COM.MICROSOFT.CONCAT([.$A56]; &quot; [&quot;; ROUND([.$C64]*100)/100; &quot; / &quot;; [.E57]; &quot;]&quot;)" office:value-type="string" office:string-value="ガイコツ書店員本田さん (Manga) [2,45 / L24??]" calcext:value-type="string">
            <text:p>ガイコツ書店員本田さん (Manga) [2,45 / L24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58:.C62])" office:value-type="float" office:value="27" calcext:value-type="float">
            <text:p>27</text:p>
          </table:table-cell>
          <table:table-cell table:style-name="ce31" table:formula="of:=SUM([.D58:.D62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63]/[.D63]" office:value-type="float" office:value="2.45454545454545" calcext:value-type="float">
            <text:p>2.45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リング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 / &quot;; [.E68]; &quot;]&quot;)" office:value-type="string" office:string-value="リング [2,67 / L34]" calcext:value-type="string">
            <text:p>リング [2,67 / L34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4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69:.C73])" office:value-type="float" office:value="16" calcext:value-type="float">
            <text:p>16</text:p>
          </table:table-cell>
          <table:table-cell table:style-name="ce31" table:formula="of:=SUM([.D69:.D73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74]/[.D74]" office:value-type="float" office:value="2.66666666666667" calcext:value-type="float">
            <text:p>2.6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City (Manga)</text:p>
          </table:table-cell>
          <table:covered-table-cell table:number-columns-repeated="6"/>
          <table:table-cell table:number-columns-repeated="2"/>
          <table:table-cell table:formula="of:=COM.MICROSOFT.CONCAT([.$A78]; &quot; [&quot;; ROUND([.$C86]*100)/100; &quot; / &quot;; [.E79]; &quot;]&quot;)" office:value-type="string" office:string-value="City (Manga) [2,56 / L24??]" calcext:value-type="string">
            <text:p>City (Manga) [2,56 / L24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4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80:.C84])" office:value-type="float" office:value="23" calcext:value-type="float">
            <text:p>23</text:p>
          </table:table-cell>
          <table:table-cell table:style-name="ce31" table:formula="of:=SUM([.D80:.D84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5]/[.D85]" office:value-type="float" office:value="2.55555555555556" calcext:value-type="float">
            <text:p>2.56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TUGUMI</text:p>
          </table:table-cell>
          <table:covered-table-cell table:number-columns-repeated="6"/>
          <table:table-cell table:number-columns-repeated="2"/>
          <table:table-cell table:formula="of:=COM.MICROSOFT.CONCAT([.$A89]; &quot; [&quot;; ROUND([.$C97]*100)/100; &quot; / &quot;; [.E90]; &quot;]&quot;)" office:value-type="string" office:string-value="TUGUMI [2,5 / L30]" calcext:value-type="string">
            <text:p>TUGUMI [2,5 / L30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91:.C95])" office:value-type="float" office:value="15" calcext:value-type="float">
            <text:p>15</text:p>
          </table:table-cell>
          <table:table-cell table:style-name="ce31" table:formula="of:=SUM([.D91:.D95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96]/[.D96]" office:value-type="float" office:value="2.5" calcext:value-type="float">
            <text:p>2.5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Just Because!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 / &quot;; [.E101]; &quot;]&quot;)" office:value-type="string" office:string-value="Just Because! [2,17 / L30??]" calcext:value-type="string">
            <text:p>Just Because! [2,17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02:.C106])" office:value-type="float" office:value="13" calcext:value-type="float">
            <text:p>13</text:p>
          </table:table-cell>
          <table:table-cell table:style-name="ce31" table:formula="of:=SUM([.D102:.D10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07]/[.D107]" office:value-type="float" office:value="2.16666666666667" calcext:value-type="float">
            <text:p>2.17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<text:span text:style-name="T2">笑顔のたえない職場です。 (</text:span>Manga)</text:p>
          </table:table-cell>
          <table:covered-table-cell table:number-columns-repeated="6"/>
          <table:table-cell table:number-columns-repeated="2"/>
          <table:table-cell table:formula="of:=COM.MICROSOFT.CONCAT([.$A111]; &quot; [&quot;; ROUND([.$C119]*100)/100; &quot; / &quot;; [.E112]; &quot;]&quot;)" office:value-type="string" office:string-value="笑顔のたえない職場です。 (Manga) [2,83 / L29??]" calcext:value-type="string">
            <text:p>笑顔のたえない職場です。 (Manga) [2,83 / L29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29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13:.C117])" office:value-type="float" office:value="17" calcext:value-type="float">
            <text:p>17</text:p>
          </table:table-cell>
          <table:table-cell table:style-name="ce31" table:formula="of:=SUM([.D113:.D117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18]/[.D118]" office:value-type="float" office:value="2.83333333333333" calcext:value-type="float">
            <text:p>2.8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穴</text:p>
          </table:table-cell>
          <table:covered-table-cell table:number-columns-repeated="6"/>
          <table:table-cell table:number-columns-repeated="2"/>
          <table:table-cell table:formula="of:=COM.MICROSOFT.CONCAT([.$A122]; &quot; [&quot;; ROUND([.$C130]*100)/100; &quot; / &quot;; [.E123]; &quot;]&quot;)" office:value-type="string" office:string-value="穴 [2 / L38]" calcext:value-type="string">
            <text:p>穴 [2 / L38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8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24:.C128])" office:value-type="float" office:value="8" calcext:value-type="float">
            <text:p>8</text:p>
          </table:table-cell>
          <table:table-cell table:style-name="ce31" table:formula="of:=SUM([.D124:.D128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29]/[.D129]" office:value-type="float" office:value="2" calcext:value-type="float">
            <text:p>2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8" office:value-type="string" calcext:value-type="string" table:number-columns-spanned="7" table:number-rows-spanned="1">
            <text:p>人質の朗読会</text:p>
          </table:table-cell>
          <table:covered-table-cell table:number-columns-repeated="6"/>
          <table:table-cell table:number-columns-repeated="2"/>
          <table:table-cell table:formula="of:=COM.MICROSOFT.CONCAT([.$A133]; &quot; [&quot;; ROUND([.$C141]*100)/100; &quot; / &quot;; [.E134]; &quot;]&quot;)" office:value-type="string" office:string-value="人質の朗読会 [2,43 / L30??]" calcext:value-type="string">
            <text:p>人質の朗読会 [2,43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35:.C139])" office:value-type="float" office:value="17" calcext:value-type="float">
            <text:p>17</text:p>
          </table:table-cell>
          <table:table-cell table:style-name="ce31" table:formula="of:=SUM([.D135:.D139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40]/[.D140]" office:value-type="float" office:value="2.42857142857143" calcext:value-type="float">
            <text:p>2.4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死にたいけどトッポッキは食べたい</text:p>
          </table:table-cell>
          <table:table-cell table:number-columns-repeated="8"/>
          <table:table-cell table:formula="of:=COM.MICROSOFT.CONCAT([.$A144]; &quot; [&quot;; ROUND([.$C152]*100)/100; &quot; / &quot;; [.E145]; &quot;]&quot;)" office:value-type="string" office:string-value="死にたいけどトッポッキは食べたい [2,75 / L30??]" calcext:value-type="string">
            <text:p>死にたいけどトッポッキは食べたい [2,75 / L30??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??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6:.C150])" office:value-type="float" office:value="11" calcext:value-type="float">
            <text:p>11</text:p>
          </table:table-cell>
          <table:table-cell table:style-name="ce31" table:formula="of:=SUM([.D146:.D150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51]/[.D151]" office:value-type="float" office:value="2.75" calcext:value-type="float">
            <text:p>2.75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Spy x Family (Manga)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 / &quot;; [.E156]; &quot;]&quot;)" office:value-type="string" office:string-value="Spy x Family (Manga) [2,75 / L30]" calcext:value-type="string">
            <text:p>Spy x Family (Manga) [2,75 / L30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office:value-type="string" calcext:value-type="string">
            <text:p>L30</text:p>
          </table:table-cell>
          <table:table-cell table:style-name="ce12" table:number-columns-repeated="3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57:.C161])" office:value-type="float" office:value="11" calcext:value-type="float">
            <text:p>11</text:p>
          </table:table-cell>
          <table:table-cell table:style-name="ce31" table:formula="of:=SUM([.D157:.D161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62]/[.D162]" office:value-type="float" office:value="2.75" calcext:value-type="float">
            <text:p>2.75</text:p>
          </table:table-cell>
          <table:table-cell table:style-name="ce31"/>
          <table:table-cell table:number-columns-repeated="1020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e" table:style-name="ta1">
        <table:table-column table:style-name="co2" table:number-columns-repeated="8" table:default-cell-style-name="ce15"/>
        <table:table-column table:style-name="co2" table:default-cell-style-name="ce35"/>
        <table:table-column table:style-name="co2" table:default-cell-style-name="ce40"/>
        <table:table-column table:style-name="co2" table:number-columns-repeated="1014" table:default-cell-style-name="ce15"/>
        <table:table-row table:style-name="ro1">
          <table:table-cell table:style-name="ce19" office:value-type="string" calcext:value-type="string" table:number-columns-spanned="4" table:number-rows-spanned="1">
            <text:p>Konbini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Konbini [2,93]" calcext:value-type="string">
            <text:p>Konbini [2,9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3:.C7])" office:value-type="float" office:value="44" calcext:value-type="float">
            <text:p>44</text:p>
          </table:table-cell>
          <table:table-cell table:style-name="ce31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8]/[.D8]" office:value-type="float" office:value="2.93333333333333" calcext:value-type="float">
            <text:p>2.93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Hakase</text:p>
          </table:table-cell>
          <table:covered-table-cell table:number-columns-repeated="3"/>
          <table:table-cell table:number-columns-repeated="5"/>
          <table:table-cell table:formula="of:=COM.MICROSOFT.CONCAT([.$A12]; &quot; [&quot;; ROUND([.$C20]*100)/100; &quot;]&quot;)" office:value-type="string" office:string-value="Hakase [3]" calcext:value-type="string">
            <text:p>Hakase [3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14:.C18])" office:value-type="float" office:value="39" calcext:value-type="float">
            <text:p>39</text:p>
          </table:table-cell>
          <table:table-cell table:style-name="ce31" table:formula="of:=SUM([.D14:.D18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19]/[.D19]" office:value-type="float" office:value="3" calcext:value-type="float">
            <text:p>3.00</text:p>
          </table:table-cell>
          <table:table-cell table:style-name="ce3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Your Name</text:p>
          </table:table-cell>
          <table:covered-table-cell table:number-columns-repeated="3"/>
          <table:table-cell table:number-columns-repeated="5"/>
          <table:table-cell table:formula="of:=COM.MICROSOFT.CONCAT([.$A23]; &quot; [&quot;; ROUND([.$C31]*100)/100; &quot;]&quot;)" office:value-type="string" office:string-value="Your Name [3,38]" calcext:value-type="string">
            <text:p>Your Name [3,38]</text:p>
          </table:table-cell>
          <table:table-cell table:number-columns-repeated="1014"/>
        </table:table-row>
        <table:table-row table:style-name="ro3"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Factor</text:p>
          </table:table-cell>
          <table:table-cell table:style-name="ce12" office:value-type="string" calcext:value-type="string">
            <text:p>Weighted</text:p>
          </table:table-cell>
          <table:table-cell table:style-name="ce12" office:value-type="string" calcext:value-type="string">
            <text:p>Count</text:p>
          </table:table-cell>
          <table:table-cell table:style-name="ce12" table:number-columns-repeated="4"/>
          <table:table-cell table:style-name="ce36"/>
          <table:table-cell table:style-name="ce41"/>
          <table:table-cell table:style-name="ce12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um</text:p>
          </table:table-cell>
          <table:table-cell table:style-name="ce31" table:formula="of:=SUM([.C25:.C29])" office:value-type="float" office:value="125" calcext:value-type="float">
            <text:p>125</text:p>
          </table:table-cell>
          <table:table-cell table:style-name="ce31" table:formula="of:=SUM([.D25:.D29])"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Average</text:p>
          </table:table-cell>
          <table:table-cell table:style-name="ce34" table:formula="of:=[.C30]/[.D30]" office:value-type="float" office:value="3.37837837837838" calcext:value-type="float">
            <text:p>3.38</text:p>
          </table:table-cell>
          <table:table-cell table:style-name="ce3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20:20:51.5015236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2-05-03T21:25:49.503874958</dc:date>
    <meta:editing-duration>P7DT3H38M21S</meta:editing-duration>
    <meta:editing-cycles>51</meta:editing-cycles>
    <meta:generator>LibreOffice/7.2.4.1$MacOSX_AARCH64 LibreOffice_project/27d75539669ac387bb498e35313b970b7fe9c4f9</meta:generator>
    <meta:document-statistic meta:table-count="3" meta:cell-count="945" meta:object-count="0"/>
  </office:meta>
</office:document-meta>
</file>